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48.15pt"/>
    </style:style>
    <style:style style:name="co6" style:family="table-column">
      <style:table-column-properties fo:break-before="auto" style:column-width="184.45pt"/>
    </style:style>
    <style:style style:name="co7" style:family="table-column">
      <style:table-column-properties fo:break-before="auto" style:column-width="207.64pt"/>
    </style:style>
    <style:style style:name="co8" style:family="table-column">
      <style:table-column-properties fo:break-before="auto" style:column-width="247.75pt"/>
    </style:style>
    <style:style style:name="co9" style:family="table-column">
      <style:table-column-properties fo:break-before="auto" style:column-width="27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  <style:text-properties fo:color="#000000"/>
    </style:style>
    <style:style style:name="ce20" style:family="table-cell" style:parent-style-name="Default">
      <style:table-cell-properties fo:background-color="#46fc00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table:style-name="Default" office:value-type="string" calcext:value-type="string">
            <text:p>statu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3.PWM mode. Generate static PWM 1000 Hz 50/50 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3.PWM mode. </text:span>Generate dynamic PWM 1000 Hz from 0 to 100 % (Changing duty cycle in main function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3. Interrupt. Generate interrupt and toggle LED (PD 15 (Blue LED)) One sec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3. Interrupt. Change duty cycle PWM from interrupt. Perion 0.01 sec, from 0 to 100 % and back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3. Interrupt. Change duty cycle PWM from interrupt. Work with servo motor. 50 Hz. Duty cycle from 0.001 to 0.002 sec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3. DMA</text:p>
          </table:table-cell>
          <table:table-cell table:style-name="ce3"/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Comunica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3. Interrupt. Processing something from interrupt. <text:s/>(Keyboard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3. Work with CallBack function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  <table:table-cell table:style-name="ce8" office:value-type="string" calcext:value-type="string">
            <text:p>1. Communication</text:p>
          </table:table-cell>
          <table:table-cell table:style-name="ce8" office:value-type="string" calcext:value-type="string">
            <text:p>1. GSM (SI800L)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SMS (Receive/Transmi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5"/>
          <table:table-cell table:style-name="ce8" office:value-type="string" calcext:value-type="string">
            <text:p>Call (Receive/Transmi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2. Nrf 24L01 +</text:p>
          </table:table-cell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3. ESP</text:p>
          </table:table-cell>
          <table:table-cell table:style-name="ce8" office:value-type="string" calcext:value-type="string">
            <text:p>UART??</text:p>
          </table:table-cell>
          <table:table-cell table:style-name="ce8" office:value-type="string" calcext:value-type="string">
            <text:p>Connect to WiFi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dd simple menu. Turn off/on RED LED. Print menu item only on one line on LCD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https://stm32withoutfear.blogspot.com/2017/02/stm32-micromenu-2.htm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rint all menu item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4. LoRa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Як користуватись тачскріном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0"/>
          <table:table-cell table:number-columns-repeated="2"/>
          <table:table-cell table:style-name="ce8" office:value-type="string" calcext:value-type="string">
            <text:p>2. Sensors</text:p>
          </table:table-cell>
          <table:table-cell table:style-name="ce8" office:value-type="string" calcext:value-type="string">
            <text:p>1 .AM2302</text:p>
          </table:table-cell>
          <table:table-cell table:style-name="ce8" office:value-type="string" calcext:value-type="string">
            <text:p>one wire</text:p>
          </table:table-cell>
          <table:table-cell table:style-name="ce8" office:value-type="string" calcext:value-type="string">
            <text:p>Measure humidity and temp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2. BME/BMP280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Measure humidity and temperature and preasu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3. Aceleration, gyroscope and preasure</text:p>
          </table:table-cell>
          <table:table-cell table:style-name="ce8"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yboard. Read digits using interrupt.Timer3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  <table:table-cell table:number-columns-repeated="2"/>
          <table:table-cell table:style-name="ce8" office:value-type="string" calcext:value-type="string">
            <text:p>3. Clock</text:p>
          </table:table-cell>
          <table:table-cell table:style-name="ce8" office:value-type="string" calcext:value-type="string">
            <text:p>DS3231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1. Always print data on OLED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8" office:value-type="string" calcext:value-type="string">
            <text:p>2. Set hours/minute/second and date</text:p>
          </table:table-cell>
        </table:table-row>
        <table:table-row table:style-name="ro1">
          <table:table-cell/>
          <table:table-cell office:value-type="string" calcext:value-type="string">
            <text:p>Timer 1. Encoder mode. Connect and first test run in main loop. Print value on LCD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 office:value-type="string" calcext:value-type="string">
            <text:p>4. Game</text:p>
          </table:table-cell>
          <table:table-cell table:style-name="ce8" office:value-type="string" calcext:value-type="string">
            <text:p>Snake</text:p>
          </table:table-cell>
          <table:table-cell table:style-name="ce8"/>
          <table:table-cell table:style-name="ce8" office:value-type="string" calcext:value-type="string">
            <text:p>Using gamepad button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NSORS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i2c bus scanner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tect BME280. 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ad data from <text:s/>DS3231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nt test data on OLED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ad data from MPU (PROBLEM MPU has te same i2c address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ke another I2C buss (from main fork)</text:p>
          </table:table-cell>
          <table:table-cell table:style-name="ce20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d data from MPU6050</text:p>
          </table:table-cell>
          <table:table-cell table:style-name="ce20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ad data from <text:s/>HMC5883L <text:s/>(magnitometr) <text:s/>(don’t work)</text:p>
          </table:table-cell>
          <table:table-cell table:style-name="ce13"/>
          <table:table-cell table:number-columns-repeated="6"/>
        </table:table-row>
        <table:table-row table:style-name="ro1">
          <table:table-cell table:number-columns-repeated="2"/>
          <table:table-cell table:style-name="ce13"/>
          <table:table-cell table:number-columns-repeated="6"/>
        </table:table-row>
        <table:table-row table:style-name="ro1"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Connect motion sensor</text:p>
          </table:table-cell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data from AM2302</text:p>
          </table:table-cell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Add initiation senoor on Sensors on LCD</text:p>
          </table:table-cell>
          <table:table-cell table:style-name="ce14"/>
          <table:table-cell table:number-columns-repeated="6"/>
        </table:table-row>
        <table:table-row table:style-name="ro1"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Print data on OLED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time from DS3231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time on OLED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set function for clock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6:38:04.865400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4-30T18:17:45.825236710</dc:date>
    <meta:editing-duration>P17DT1H17M26S</meta:editing-duration>
    <meta:editing-cycles>73</meta:editing-cycles>
    <meta:document-statistic meta:table-count="1" meta:cell-count="130" meta:object-count="0"/>
  </office:meta>
</office:document-meta>
</file>